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72H05M27.093051S" calcext:value-type="time">
            <text:p>1372:0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0]-[.B260] &gt; 0; [.C260]-[.B2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0]-[.F260] &gt; 0; [.G260]-[.F260]; 0)" office:value-type="time" office:time-value="PT00H00M00S" calcext:value-type="time">
            <text:p>00:00</text:p>
          </table:table-cell>
          <table:table-cell table:formula="of:=[.D260]+[.H2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3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07:41:11.7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06T15:38:32.928000000</dc:date>
    <meta:editing-duration>P60DT21H18M47S</meta:editing-duration>
    <meta:editing-cycles>1607</meta:editing-cycles>
    <meta:generator>LibreOffice/7.2.6.2$Windows_X86_64 LibreOffice_project/b0ec3a565991f7569a5a7f5d24fed7f52653d754</meta:generator>
    <dc:creator>Benjamin Laws</dc:creator>
    <meta:document-statistic meta:table-count="2" meta:cell-count="1942" meta:object-count="0"/>
  </office:meta>
</office:document-meta>
</file>